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CN" svg:font-family="'AR PL UKai CN'"/>
    <style:font-face style:name="Source Code Pro" svg:font-family="'Source Code Pro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8467" officeooo:paragraph-rsid="001c8467"/>
    </style:style>
    <style:style style:name="P2" style:family="paragraph" style:parent-style-name="Standard">
      <style:text-properties officeooo:rsid="001c8467" officeooo:paragraph-rsid="001d8fdd"/>
    </style:style>
    <style:style style:name="P3" style:family="paragraph" style:parent-style-name="Standard">
      <style:text-properties officeooo:rsid="001c8467" officeooo:paragraph-rsid="001e3bb1"/>
    </style:style>
    <style:style style:name="P4" style:family="paragraph" style:parent-style-name="Standard">
      <style:text-properties officeooo:rsid="001c8467" officeooo:paragraph-rsid="001fcffa"/>
    </style:style>
    <style:style style:name="P5" style:family="paragraph" style:parent-style-name="Standard">
      <style:text-properties officeooo:rsid="001c8467" officeooo:paragraph-rsid="0021ce64"/>
    </style:style>
    <style:style style:name="P6" style:family="paragraph" style:parent-style-name="Standard">
      <style:text-properties officeooo:rsid="001c8467" officeooo:paragraph-rsid="00234fa7"/>
    </style:style>
    <style:style style:name="P7" style:family="paragraph" style:parent-style-name="Standard">
      <style:text-properties officeooo:paragraph-rsid="00234fa7"/>
    </style:style>
    <style:style style:name="P8" style:family="paragraph" style:parent-style-name="Preformatted_20_Text">
      <style:paragraph-properties fo:margin-top="0cm" fo:margin-bottom="0.499cm" loext:contextual-spacing="false"/>
      <style:text-properties fo:color="#a9b7c6" style:font-name="Source Code Pro" fo:font-size="12pt"/>
    </style:style>
    <style:style style:name="P9" style:family="paragraph" style:parent-style-name="Preformatted_20_Text">
      <style:text-properties fo:color="#a9b7c6"/>
    </style:style>
    <style:style style:name="P10" style:family="paragraph" style:parent-style-name="Preformatted_20_Text">
      <style:text-properties fo:color="#a9b7c6" style:font-name="Source Code Pro" fo:font-size="12pt"/>
    </style:style>
    <style:style style:name="P11" style:family="paragraph" style:parent-style-name="Preformatted_20_Text">
      <style:text-properties fo:color="#bbb529" style:font-name="Source Code Pro" fo:font-size="12pt"/>
    </style:style>
    <style:style style:name="P12" style:family="paragraph" style:parent-style-name="Heading_20_2">
      <style:text-properties fo:font-size="14pt" style:font-size-asian="14pt" style:font-size-complex="14pt"/>
    </style:style>
    <style:style style:name="P13" style:family="paragraph" style:parent-style-name="Text_20_body" style:list-style-name="L1"/>
    <style:style style:name="P14" style:family="paragraph" style:parent-style-name="Text_20_body" style:list-style-name="L1">
      <style:paragraph-properties fo:margin-top="0cm" fo:margin-bottom="0cm" loext:contextual-spacing="false"/>
    </style:style>
    <style:style style:name="P15" style:family="paragraph" style:parent-style-name="Standard">
      <style:text-properties officeooo:rsid="00290b3c" officeooo:paragraph-rsid="00290b3c"/>
    </style:style>
    <style:style style:name="P1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7" style:family="paragraph" style:parent-style-name="Standard">
      <style:text-properties officeooo:rsid="001c8467" officeooo:paragraph-rsid="001d8fdd"/>
    </style:style>
    <style:style style:name="P18" style:family="paragraph" style:parent-style-name="Standard">
      <style:text-properties officeooo:rsid="001c8467" officeooo:paragraph-rsid="00290b3c"/>
    </style:style>
    <style:style style:name="P19" style:family="paragraph" style:parent-style-name="Standard">
      <style:text-properties officeooo:rsid="001c8467" officeooo:paragraph-rsid="001e3bb1"/>
    </style:style>
    <style:style style:name="P20" style:family="paragraph" style:parent-style-name="Standard">
      <style:text-properties officeooo:rsid="001c8467" officeooo:paragraph-rsid="001fcffa"/>
    </style:style>
    <style:style style:name="P21" style:family="paragraph" style:parent-style-name="Standard">
      <style:text-properties officeooo:rsid="001c8467" officeooo:paragraph-rsid="00234fa7"/>
    </style:style>
    <style:style style:name="P22" style:family="paragraph" style:parent-style-name="Standard">
      <style:text-properties officeooo:rsid="001c8467" officeooo:paragraph-rsid="002a9919"/>
    </style:style>
    <style:style style:name="P23" style:family="paragraph" style:parent-style-name="Standard">
      <style:text-properties officeooo:rsid="0023bccf" officeooo:paragraph-rsid="00290b3c"/>
    </style:style>
    <style:style style:name="P24" style:family="paragraph" style:parent-style-name="Standard">
      <style:text-properties officeooo:paragraph-rsid="00290b3c"/>
    </style:style>
    <style:style style:name="P25" style:family="paragraph" style:parent-style-name="Standard">
      <style:text-properties officeooo:rsid="002a9919" officeooo:paragraph-rsid="002a9919"/>
    </style:style>
    <style:style style:name="T1" style:family="text">
      <style:text-properties style:font-name="Source Code Pro" fo:font-size="12pt"/>
    </style:style>
    <style:style style:name="T2" style:family="text">
      <style:text-properties style:font-name="Source Code Pro" fo:font-size="12pt" fo:font-style="italic"/>
    </style:style>
    <style:style style:name="T3" style:family="text">
      <style:text-properties fo:color="#9876aa" style:font-name="Source Code Pro" fo:font-size="12pt"/>
    </style:style>
    <style:style style:name="T4" style:family="text">
      <style:text-properties fo:color="#cc7832"/>
    </style:style>
    <style:style style:name="T5" style:family="text">
      <style:text-properties fo:color="#cc7832" style:font-name="Source Code Pro" fo:font-size="12pt"/>
    </style:style>
    <style:style style:name="T6" style:family="text">
      <style:text-properties fo:color="#ffc66d"/>
    </style:style>
    <style:style style:name="T7" style:family="text">
      <style:text-properties officeooo:rsid="001c8467"/>
    </style:style>
    <style:style style:name="T8" style:family="text">
      <style:text-properties officeooo:rsid="001e3bb1"/>
    </style:style>
    <style:style style:name="T9" style:family="text">
      <style:text-properties fo:color="#808080"/>
    </style:style>
    <style:style style:name="T10" style:family="text">
      <style:text-properties fo:color="#808080" style:font-name="Source Code Pro" fo:font-size="12pt"/>
    </style:style>
    <style:style style:name="T11" style:family="text">
      <style:text-properties fo:color="#808080" style:font-name-asian="AR PL UKai CN" style:font-size-asian="12pt"/>
    </style:style>
    <style:style style:name="T12" style:family="text">
      <style:text-properties fo:color="#6a8759" style:font-name="Source Code Pro" fo:font-size="12pt"/>
    </style:style>
    <style:style style:name="T13" style:family="text">
      <style:text-properties officeooo:rsid="001fcffa"/>
    </style:style>
    <style:style style:name="T14" style:family="text">
      <style:text-properties officeooo:rsid="0021ce64"/>
    </style:style>
    <style:style style:name="T15" style:family="text">
      <style:text-properties officeooo:rsid="00290b3c"/>
    </style:style>
    <style:style style:name="T16" style:family="text">
      <style:text-properties fo:color="#a9b7c6" style:font-name="Source Code Pro" fo:font-size="12pt" fo:background-color="#344134" loext:char-shading-value="0"/>
    </style:style>
    <style:style style:name="T17" style:family="text">
      <style:text-properties officeooo:rsid="002a9919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Webview的简介：</text:p>
      <text:p text:style-name="P15"/>
      <text:p text:style-name="P15">主要侧重于客户端侧webview所能实现的功能，介绍比较简单，如果有问题，可以及时沟通，随时欢迎讨论。</text:p>
      <text:p text:style-name="Standard"/>
      <text:h text:style-name="P12" text:outline-level="2"><text:bookmark text:name="作用"/>作用</text:h>
      <text:list xml:id="list5033313449835562306" text:style-name="L1">
        <text:list-item>
          <text:p text:style-name="P14">显示和渲染网页； </text:p>
        </text:list-item>
        <text:list-item>
          <text:p text:style-name="P13">可与页面JavaScript交互，实现混合开发。 </text:p>
        </text:list-item>
      </text:list>
      <text:p text:style-name="P16">客户端使用</text:p>
      <text:p text:style-name="P1">1、加载页面</text:p>
      <text:p text:style-name="P1">加载页面一般有以下几种形式：</text:p>
      <text:p text:style-name="P1"><text:s text:c="4"/>//方式一：加载一个网页</text:p>
      <text:p text:style-name="P1"><text:s text:c="4"/>webView.loadUrl("http://www.baidu.com");</text:p>
      <text:p text:style-name="P1"/>
      <text:p text:style-name="P1"><text:s text:c="4"/>//方式二：加载应用资源文件内的网页</text:p>
      <text:p text:style-name="P1"><text:s text:c="4"/>webView.loadUrl("file:///android_asset/test.html");</text:p>
      <text:p text:style-name="P1"/>
      <text:p text:style-name="P1"><text:s text:c="4"/>//方式三：加载一段代码</text:p>
      <text:p text:style-name="P1"><text:s text:c="4"/>webView.loadData(String data,String mimeType, String encoding);</text:p>
      <text:p text:style-name="P2"><text:span text:style-name="Source_20_Text"><text:s/></text:span></text:p>
      <text:p text:style-name="P2"><text:span text:style-name="Source_20_Text">WebView.loadDataWithBaseURL()</text:span></text:p>
      <text:p text:style-name="P2"><text:span text:style-name="Source_20_Text"/></text:p>
      <text:p text:style-name="P2"><text:span text:style-name="Source_20_Text"/></text:p>
      <text:p text:style-name="P3"><text:span text:style-name="Source_20_Text"><text:span text:style-name="T8">2、WebView的生命周期</text:span></text:span></text:p>
      <text:p text:style-name="P3"><text:span text:style-name="Source_20_Text"><text:span text:style-name="T8">WebView的生命周期一般跟随Activity：</text:span></text:span></text:p>
      <text:p text:style-name="P11">@Override</text:p>
      <text:p text:style-name="P10"><text:span text:style-name="T4">protected void </text:span><text:span text:style-name="T6">onResume</text:span>() {</text:p>
      <text:p text:style-name="P9"><text:s text:c="4"/><text:span text:style-name="T5">super</text:span><text:span text:style-name="T1">.onResume()</text:span><text:span text:style-name="T5">;</text:span></text:p>
      <text:p text:style-name="P9"><text:span text:style-name="T4"><text:s text:c="4"/></text:span><text:span text:style-name="T10">//</text:span><text:span text:style-name="T11">恢复</text:span><text:span text:style-name="T10">webview</text:span><text:span text:style-name="T11">的状态（不靠谱）</text:span></text:p>
      <text:p text:style-name="P9"><text:span text:style-name="T9"><text:s text:c="4"/></text:span><text:span text:style-name="T3">mWebView</text:span><text:span text:style-name="T1">.resumeTimers()</text:span><text:span text:style-name="T5">;</text:span></text:p>
      <text:p text:style-name="P9"><text:span text:style-name="T4"><text:s text:c="4"/></text:span><text:span text:style-name="T10">//</text:span><text:span text:style-name="T11">激活</text:span><text:span text:style-name="T10">webView</text:span><text:span text:style-name="T11">的状态，能正常加载网页</text:span></text:p>
      <text:p text:style-name="P9"><text:span text:style-name="T9"><text:s text:c="4"/></text:span><text:span text:style-name="T3">mWebView</text:span><text:span text:style-name="T1">.onResume()</text:span><text:span text:style-name="T5">;</text:span></text:p>
      <text:p text:style-name="P10">}</text:p>
      <text:p text:style-name="P10"/>
      <text:p text:style-name="P11">@Override</text:p>
      <text:p text:style-name="P10"><text:span text:style-name="T4">protected void </text:span><text:span text:style-name="T6">onPause</text:span>() {</text:p>
      <text:p text:style-name="P9"><text:s text:c="4"/><text:span text:style-name="T5">super</text:span><text:span text:style-name="T1">.onPause()</text:span><text:span text:style-name="T5">;</text:span></text:p>
      <text:p text:style-name="P9"><text:span text:style-name="T4"><text:s text:c="4"/></text:span><text:span text:style-name="T10">//</text:span><text:span text:style-name="T11">当页面被失去焦点被切换到后台不可见状态，需要执行</text:span><text:span text:style-name="T10">onPause</text:span></text:p>
      <text:p text:style-name="P9"><text:span text:style-name="T9"><text:s text:c="4"/></text:span><text:span text:style-name="T10">// </text:span><text:span text:style-name="T11">通过</text:span><text:span text:style-name="T10">onPause</text:span><text:span text:style-name="T11">动作通知内核暂停所有的动作，比如</text:span><text:span text:style-name="T10">DOM</text:span><text:span text:style-name="T11">的解析、</text:span><text:span text:style-name="T10">plugin</text:span><text:span text:style-name="T11">的执行、</text:span><text:span text:style-name="T10">JavaScript</text:span><text:span text:style-name="T11">执行。</text:span></text:p>
      <text:p text:style-name="P9"><text:span text:style-name="T9"><text:s text:c="4"/></text:span><text:span text:style-name="T3">mWebView</text:span><text:span text:style-name="T1">.onPause()</text:span><text:span text:style-name="T5">;</text:span></text:p>
      <text:p text:style-name="P9"><text:span text:style-name="T4"><text:s text:c="4"/></text:span><text:span text:style-name="T10">// </text:span><text:span text:style-name="T11">当应用程序</text:span><text:span text:style-name="T10">(</text:span><text:span text:style-name="T11">存在</text:span><text:span text:style-name="T10">webview)</text:span><text:span text:style-name="T11">被切换到后台时，这个方法不仅仅针对当前的</text:span><text:span text:style-name="T10">webview</text:span><text:span text:style-name="T11">而是全局的全应用程序的</text:span><text:span text:style-name="T10">webview</text:span></text:p>
      <text:p text:style-name="P9"><text:soft-page-break/><text:span text:style-name="T9"><text:s text:c="4"/></text:span><text:span text:style-name="T10">// </text:span><text:span text:style-name="T11">它会暂停所有</text:span><text:span text:style-name="T10">webview</text:span><text:span text:style-name="T11">的</text:span><text:span text:style-name="T10">layout</text:span><text:span text:style-name="T11">，</text:span><text:span text:style-name="T10">parsing</text:span><text:span text:style-name="T11">，</text:span><text:span text:style-name="T10">javascripttimer</text:span><text:span text:style-name="T11">。降低</text:span><text:span text:style-name="T10">CPU</text:span><text:span text:style-name="T11">功耗。（不靠谱）</text:span></text:p>
      <text:p text:style-name="P9"><text:span text:style-name="T9"><text:s text:c="4"/></text:span><text:span text:style-name="T3">mWebView</text:span><text:span text:style-name="T1">.pauseTimers()</text:span><text:span text:style-name="T5">;</text:span></text:p>
      <text:p text:style-name="P10">}</text:p>
      <text:p text:style-name="P10"/>
      <text:p text:style-name="P11">@Override</text:p>
      <text:p text:style-name="P10"><text:span text:style-name="T4">protected void </text:span><text:span text:style-name="T6">onDestroy</text:span>() {</text:p>
      <text:p text:style-name="P9"><text:s text:c="4"/><text:span text:style-name="T5">super</text:span><text:span text:style-name="T1">.onDestroy()</text:span><text:span text:style-name="T5">;</text:span></text:p>
      <text:p text:style-name="P9"><text:span text:style-name="T4"><text:s text:c="4"/></text:span><text:span text:style-name="T1">Log.</text:span><text:span text:style-name="T2">i</text:span><text:span text:style-name="T1">(</text:span><text:span text:style-name="T12">"QQQA"</text:span><text:span text:style-name="T5">, </text:span><text:span text:style-name="T12">"GlideActivity destroyed"</text:span><text:span text:style-name="T1">)</text:span><text:span text:style-name="T5">;</text:span></text:p>
      <text:p text:style-name="P9"><text:span text:style-name="T4"><text:s text:c="4"/></text:span><text:span text:style-name="T10">//</text:span><text:span text:style-name="T11">在关闭了</text:span><text:span text:style-name="T10">Activity</text:span><text:span text:style-name="T11">时，如果</text:span><text:span text:style-name="T10">Webview</text:span><text:span text:style-name="T11">的音乐或视频，还在播放。就必须销毁</text:span><text:span text:style-name="T10">Webview</text:span></text:p>
      <text:p text:style-name="P9"><text:span text:style-name="T9"><text:s text:c="4"/></text:span><text:span text:style-name="T10">// </text:span><text:span text:style-name="T11">但是注意：</text:span><text:span text:style-name="T10">webview</text:span><text:span text:style-name="T11">调用</text:span><text:span text:style-name="T10">destory</text:span><text:span text:style-name="T11">时</text:span><text:span text:style-name="T10">,webview</text:span><text:span text:style-name="T11">仍绑定在</text:span><text:span text:style-name="T10">Activity</text:span><text:span text:style-name="T11">上</text:span></text:p>
      <text:p text:style-name="P9"><text:span text:style-name="T9"><text:s text:c="4"/></text:span><text:span text:style-name="T10">// </text:span><text:span text:style-name="T11">这是由于自定义</text:span><text:span text:style-name="T10">webview</text:span><text:span text:style-name="T11">构建时传入了该</text:span><text:span text:style-name="T10">Activity</text:span><text:span text:style-name="T11">的</text:span><text:span text:style-name="T10">context</text:span><text:span text:style-name="T11">对象</text:span></text:p>
      <text:p text:style-name="P9"><text:span text:style-name="T9"><text:s text:c="4"/></text:span><text:span text:style-name="T10">// </text:span><text:span text:style-name="T11">因此需要先从父容器中移除</text:span><text:span text:style-name="T10">webview,</text:span><text:span text:style-name="T11">然后再销毁</text:span><text:span text:style-name="T10">webview:</text:span></text:p>
      <text:p text:style-name="P9"><text:span text:style-name="T9"><text:s text:c="4"/></text:span><text:span text:style-name="T1">ViewGroup parent = (ViewGroup) </text:span><text:span text:style-name="T3">mWebView</text:span><text:span text:style-name="T1">.getParent()</text:span><text:span text:style-name="T5">;</text:span></text:p>
      <text:p text:style-name="P9"><text:span text:style-name="T4"><text:s text:c="4"/></text:span><text:span text:style-name="T5">if </text:span><text:span text:style-name="T1">(parent != </text:span><text:span text:style-name="T5">null</text:span><text:span text:style-name="T1">) {</text:span></text:p>
      <text:p text:style-name="P9"><text:s text:c="8"/><text:span text:style-name="T1">parent.removeView(</text:span><text:span text:style-name="T3">mWebView</text:span><text:span text:style-name="T1">)</text:span><text:span text:style-name="T5">;</text:span></text:p>
      <text:p text:style-name="P9"><text:span text:style-name="T4"><text:s text:c="4"/></text:span><text:span text:style-name="T1">}</text:span></text:p>
      <text:p text:style-name="P9"><text:s text:c="4"/><text:span text:style-name="T3">mWebView</text:span><text:span text:style-name="T1">.destroy()</text:span><text:span text:style-name="T5">;</text:span></text:p>
      <text:p text:style-name="P8">}</text:p>
      <text:p text:style-name="P10"/>
      <text:p text:style-name="P3"><text:span text:style-name="Source_20_Text"/></text:p>
      <text:p text:style-name="P3"><text:span text:style-name="Source_20_Text"/></text:p>
      <text:p text:style-name="P3"><text:span text:style-name="Source_20_Text"/></text:p>
      <text:p text:style-name="P18"><text:span text:style-name="Source_20_Text"><text:span text:style-name="T15">3、WebViewClient：处理各种通知和请求事件。</text:span></text:span></text:p>
      <text:p text:style-name="P4"><text:span text:style-name="Source_20_Text"/></text:p>
      <text:p text:style-name="P4"><text:span text:style-name="Source_20_Text"><text:span text:style-name="T13">WebViewClient类常用方法：</text:span></text:span></text:p>
      <text:p text:style-name="P4"><text:span text:style-name="Source_20_Text"><text:span text:style-name="T13"><text:s text:c="4"/>shouldOverrideUrlLoading()：拦截URL请求，重定向（有2个方法，一个是兼容5.0以下，一个是兼容5.0以上，保险起见两个都重写）。</text:span></text:span></text:p>
      <text:p text:style-name="P4"><text:span text:style-name="Source_20_Text"><text:span text:style-name="T13"><text:s text:c="4"/>无论返回true还是false，只要为WebView设置了WebViewClient，系统就不会再将url交给第三方的浏览器去处理了。q其中返回false，代表将url交给当前WebView加载，也就是正常的加载状态；shouldOverrideUrlLoading()返回true，代表开发者已经对url进行了处理，WebView就不会再对这个url进行加载了。</text:span></text:span></text:p>
      <text:p text:style-name="P4"><text:span text:style-name="Source_20_Text"><text:span text:style-name="T13"><text:s text:c="4"/>另外，使用post的方式加载页面，此方法不会被调用。</text:span></text:span></text:p>
      <text:p text:style-name="P4"><text:span text:style-name="Source_20_Text"/></text:p>
      <text:p text:style-name="P4"><text:span text:style-name="Source_20_Text"><text:span text:style-name="T13"><text:s text:c="4"/>onPageStarted()，onPageFinished()：页面加载时和页面加载完毕时调用。</text:span></text:span></text:p>
      <text:p text:style-name="P4"><text:span text:style-name="Source_20_Text"/></text:p>
      <text:p text:style-name="P4"><text:span text:style-name="Source_20_Text"><text:span text:style-name="T13"><text:s text:c="4"/>shouldOverrideKeyEvent()：重写此方法才能处理浏览器中的按键事件。</text:span></text:span></text:p>
      <text:p text:style-name="P4"><text:span text:style-name="Source_20_Text"/></text:p>
      <text:p text:style-name="P4"><text:span text:style-name="Source_20_Text"><text:span text:style-name="T13"><text:s text:c="4"/>shouldInterceptRequest()：页面每一次请求资源之前都会调用这个方法（非UI线程调用）。</text:span></text:span></text:p>
      <text:p text:style-name="P4"><text:span text:style-name="Source_20_Text"/></text:p>
      <text:p text:style-name="P4"><text:span text:style-name="Source_20_Text"><text:span text:style-name="T13"><text:s text:c="4"/>onLoadResource()：页面加载资源时调用，每加载一个资源（比如图片）就调用一次。</text:span></text:span></text:p>
      <text:p text:style-name="P4"><text:span text:style-name="Source_20_Text"/></text:p>
      <text:p text:style-name="P4"><text:span text:style-name="Source_20_Text"><text:span text:style-name="T13"><text:s text:c="4"/>onReceivedError()：加载页面的服务器出现错误（比如404）时回调。</text:span></text:span></text:p>
      <text:p text:style-name="P4"><text:span text:style-name="Source_20_Text"/></text:p>
      <text:p text:style-name="P4"><text:soft-page-break/><text:span text:style-name="Source_20_Text"><text:span text:style-name="T13"><text:s text:c="4"/>onReceivedSslError()：重写此方法可以让webview处理https请求。</text:span></text:span></text:p>
      <text:p text:style-name="P4"><text:span text:style-name="Source_20_Text"/></text:p>
      <text:p text:style-name="P4"><text:span text:style-name="Source_20_Text"><text:span text:style-name="T13"><text:s text:c="4"/>doUpdateVisitedHistory()：更新历史记录。</text:span></text:span></text:p>
      <text:p text:style-name="P4"><text:span text:style-name="Source_20_Text"/></text:p>
      <text:p text:style-name="P4"><text:span text:style-name="Source_20_Text"><text:span text:style-name="T13"><text:s text:c="4"/>onFormResubmission()：应用程序重新请求网页数据。</text:span></text:span></text:p>
      <text:p text:style-name="P4"><text:span text:style-name="Source_20_Text"/></text:p>
      <text:p text:style-name="P4"><text:span text:style-name="Source_20_Text"><text:span text:style-name="T13"><text:s text:c="4"/>onReceivedHttpAuthRequest()：获取返回信息授权请求。</text:span></text:span></text:p>
      <text:p text:style-name="P4"><text:span text:style-name="Source_20_Text"/></text:p>
      <text:p text:style-name="P4"><text:span text:style-name="Source_20_Text"><text:span text:style-name="T13"><text:s text:c="4"/>onScaleChanged()：WebView发生缩放改变时调用。</text:span></text:span></text:p>
      <text:p text:style-name="P4"><text:span text:style-name="Source_20_Text"/></text:p>
      <text:p text:style-name="P4"><text:span text:style-name="Source_20_Text"><text:span text:style-name="T13"><text:s text:c="4"/>onUnhandledKeyEvent()：Key事件未被加载时调用。</text:span></text:span></text:p>
      <text:p text:style-name="P4"><text:span text:style-name="Source_20_Text"/></text:p>
      <text:p text:style-name="P4"><text:span text:style-name="Source_20_Text"/></text:p>
      <text:p text:style-name="P4"><text:span text:style-name="Source_20_Text"/></text:p>
      <text:p text:style-name="P18"><text:span text:style-name="Source_20_Text"><text:span text:style-name="T15">4、WebChromeClient：辅助 WebView 处理 Javascript 的对话框，网站图标，网站标题等等。</text:span></text:span></text:p>
      <text:p text:style-name="P5"><text:span text:style-name="Source_20_Text"/></text:p>
      <text:p text:style-name="P5"><text:span text:style-name="Source_20_Text"><text:span text:style-name="T14">WebChromeClient类常用方法：</text:span></text:span></text:p>
      <text:p text:style-name="P5"><text:span text:style-name="Source_20_Text"/></text:p>
      <text:p text:style-name="P5"><text:span text:style-name="Source_20_Text"><text:span text:style-name="T14"><text:s text:c="4"/>onProgressChanged()：获得网页的加载进度并显示。</text:span></text:span></text:p>
      <text:p text:style-name="P5"><text:span text:style-name="Source_20_Text"/></text:p>
      <text:p text:style-name="P5"><text:span text:style-name="Source_20_Text"><text:span text:style-name="T14"><text:s text:c="4"/>onReceivedTitle()：获得网页的标题时回调。</text:span></text:span></text:p>
      <text:p text:style-name="P5"><text:span text:style-name="Source_20_Text"/></text:p>
      <text:p text:style-name="P5"><text:span text:style-name="Source_20_Text"><text:span text:style-name="T14"><text:s text:c="4"/>onReceivedIcon()：获得网页的图标时回调。</text:span></text:span></text:p>
      <text:p text:style-name="P5"><text:span text:style-name="Source_20_Text"/></text:p>
      <text:p text:style-name="P5"><text:span text:style-name="Source_20_Text"><text:span text:style-name="T14"><text:s text:c="4"/>onCreateWindow()：打开新窗口时回调。</text:span></text:span></text:p>
      <text:p text:style-name="P5"><text:span text:style-name="Source_20_Text"/></text:p>
      <text:p text:style-name="P5"><text:span text:style-name="Source_20_Text"><text:span text:style-name="T14"><text:s text:c="4"/>onCloseWindow()：关闭窗口时回调。</text:span></text:span></text:p>
      <text:p text:style-name="P5"><text:span text:style-name="Source_20_Text"/></text:p>
      <text:p text:style-name="P5"><text:span text:style-name="Source_20_Text"><text:span text:style-name="T14"><text:s text:c="4"/>onJsAlert()：网页弹出提示框时触发此方法。</text:span></text:span></text:p>
      <text:p text:style-name="P5"><text:span text:style-name="Source_20_Text"/></text:p>
      <text:p text:style-name="P3"><text:span text:style-name="Source_20_Text">onJsConfirm()：网页弹出确认框时触发此方法。</text:span></text:p>
      <text:p text:style-name="P3"><text:span text:style-name="Source_20_Text"/></text:p>
      <text:p text:style-name="P3"><text:span text:style-name="Source_20_Text">onJsPrompt()：网页弹出输入框时触发此方法。</text:span></text:p>
      <text:p text:style-name="P3"><text:span text:style-name="Source_20_Text"/></text:p>
      <text:p text:style-name="P3"><text:span text:style-name="Source_20_Text"/></text:p>
      <text:p text:style-name="P22"><text:span text:style-name="Source_20_Text"><text:span text:style-name="T17">5、webview还能监听页面的点击等相关事件：</text:span></text:span></text:p>
      <text:p text:style-name="P22"><text:span text:style-name="Source_20_Text"><text:span text:style-name="T17">一般浏览器都有长按保存图片或者拨打图片的功能，实现这个功能和WebView.HitTestResult这个类有关，这个类会将你触摸网页的地方的类型和其他信息反馈给你。</text:span></text:span></text:p>
      <text:p text:style-name="P22"><text:span text:style-name="Source_20_Text"><text:span text:style-name="T17">WebView.HitTestResult的常用方法：</text:span></text:span></text:p>
      <text:p text:style-name="P22"><text:span text:style-name="Source_20_Text"/></text:p>
      <text:p text:style-name="P22"><text:span text:style-name="Source_20_Text"><text:span text:style-name="T17"><text:s text:c="4"/>HitTestResult.getType()：获取所选中目标的类型，可以是图片，超链接，邮件，电话等等。</text:span></text:span></text:p>
      <text:p text:style-name="P22"><text:span text:style-name="Source_20_Text"><text:span text:style-name="T17"><text:s text:c="4"/>HitTestResult.getExtra()：获取额外的信息。</text:span></text:span></text:p>
      <text:p text:style-name="P22"><text:span text:style-name="Source_20_Text"/></text:p>
      <text:p text:style-name="P25"><text:s text:c="4"/>private void handleClick(WebView.HitTestResult result) {</text:p>
      <text:p text:style-name="P25"><text:s text:c="8"/>if (result != null) {</text:p>
      <text:p text:style-name="P25"><text:s text:c="12"/>switch (result.getType()) {</text:p>
      <text:p text:style-name="P25"><text:s text:c="16"/>case WebView.HitTestResult.UNKNOWN_TYPE: //未知类型</text:p>
      <text:p text:style-name="P25"><text:s text:c="20"/>break;</text:p>
      <text:p text:style-name="P25"><text:s text:c="16"/>case WebView.HitTestResult.PHONE_TYPE: //电话类型</text:p>
      <text:p text:style-name="P25"><text:s text:c="20"/>break;</text:p>
      <text:p text:style-name="P25"><text:soft-page-break/><text:s text:c="16"/>case WebView.HitTestResult.EMAIL_TYPE: //电子邮件类型</text:p>
      <text:p text:style-name="P25"><text:s text:c="20"/>break;</text:p>
      <text:p text:style-name="P25"><text:s text:c="16"/>case WebView.HitTestResult.GEO_TYPE: //地图类型</text:p>
      <text:p text:style-name="P25"><text:s text:c="20"/>break;</text:p>
      <text:p text:style-name="P25"><text:s text:c="16"/>case WebView.HitTestResult.SRC_ANCHOR_TYPE: //超链接类型</text:p>
      <text:p text:style-name="P25"><text:s text:c="20"/>break;</text:p>
      <text:p text:style-name="P25"><text:s text:c="16"/>case WebView.HitTestResult.SRC_IMAGE_ANCHOR_TYPE: //带有链接的图片类型</text:p>
      <text:p text:style-name="P25"><text:s text:c="20"/>String imgUrl = result.getExtra();</text:p>
      <text:p text:style-name="P25"><text:s text:c="16"/>case WebView.HitTestResult.IMAGE_TYPE: //单纯的图片类型</text:p>
      <text:p text:style-name="P25"><text:s text:c="20"/>break;</text:p>
      <text:p text:style-name="P25"><text:s text:c="16"/>case WebView.HitTestResult.EDIT_TEXT_TYPE: //选中的文字类型</text:p>
      <text:p text:style-name="P25"><text:s text:c="20"/>break;</text:p>
      <text:p text:style-name="P25"><text:s text:c="12"/>}</text:p>
      <text:p text:style-name="P25"><text:s text:c="8"/>}</text:p>
      <text:p text:style-name="P25"><text:s text:c="4"/>}</text:p>
      <text:p text:style-name="P3"><text:span text:style-name="Source_20_Text"/></text:p>
      <text:p text:style-name="P3"><text:span text:style-name="Source_20_Text"/></text:p>
      <text:p text:style-name="P18"><text:span text:style-name="Source_20_Text"><text:span text:style-name="T17">6、webview与浏览器</text:span></text:span></text:p>
      <text:p text:style-name="P18"><text:span text:style-name="Source_20_Text"/></text:p>
      <text:p text:style-name="P24"><text:span text:style-name="Source_20_Text"><text:span text:style-name="T7">android webview继承自AbsoluteLayout，就是客户端的一个view，很多内部接口都是通过一个</text:span></text:span><text:span text:style-name="Source_20_Text"><text:span text:style-name="T16">WebViewProvider</text:span></text:span><text:span text:style-name="Source_20_Text">来实现的，该Provider是一个WebViewChromium的对象，直接与native通信。</text:span></text:p>
      <text:p text:style-name="P24"><text:span text:style-name="Source_20_Text"/></text:p>
      <text:p text:style-name="P24"><text:span text:style-name="Source_20_Text">Chrome浏览器是通过一个SurfaceView实现的，该view也是一个android view，但是允许多线程操作UI，所以渲染速度比较快。</text:span></text:p>
      <text:p text:style-name="P24"><text:span text:style-name="Source_20_Text"/></text:p>
      <text:p text:style-name="P24"><text:span text:style-name="Source_20_Text">浏览器中，webview至少有三个进程，Browser，Render，GPU，分别处理绘制，创建view，计算等操作，但是android webview由于目前是单进程，所以这些进程对应的是三个线程，功能与浏览器中大致类似。内合组最近在实现多进程，估计年后肯能会在miui中使用。</text:span></text:p>
      <text:p text:style-name="P18"><text:span text:style-name="Source_20_Text"/></text:p>
      <text:p text:style-name="P22"><text:span text:style-name="Source_20_Text">其他相关，页面展现流程，线程，缓存。</text:span></text:p>
      <text:p text:style-name="P6"><text:span text:style-name="Source_20_Text"/></text:p>
      <text:p text:style-name="P6"><text:span text:style-name="Source_20_Text"/></text:p>
      <text:p text:style-name="P6"><text:span text:style-name="Source_20_Text"/></text:p>
      <text:p text:style-name="P7"><text:span text:style-name="Source_20_Text"><text:span text:style-name="T7">WebView使用：</text:span></text:span></text:p>
      <text:p text:style-name="P23"><text:span text:style-name="Source_20_Text"><text:span text:style-name="T15">https://blog.csdn.net/vicwudi/article/details/81990467</text:span></text:span></text:p>
      <text:p text:style-name="P23"><text:span text:style-name="Source_20_Text"><text:span text:style-name="T15">https://yq.aliyun.com/articles/633320</text:span></text:span></text:p>
      <text:p text:style-name="P23"><text:span text:style-name="Source_20_Text"><text:span text:style-name="T15">https://www.ctolib.com/topics-101953.html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CN" svg:font-family="'AR PL UKai CN'"/>
    <style:font-face style:name="Source Code Pro" svg:font-family="'Source Code Pro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Noto Sans CJK SC Regular" style:font-family-complex="'Noto Sans CJK SC Regular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10:21:03.862831942</meta:creation-date>
    <dc:date>2019-01-24T16:09:45.753117486</dc:date>
    <meta:editing-duration>P2DT6H2M47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4" meta:paragraph-count="112" meta:word-count="1457" meta:character-count="4169" meta:non-whitespace-character-count="3557"/>
  </office:meta>
</office:document-meta>
</file>